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4" style:family="paragraph" style:parent-style-name="Standard">
      <style:text-properties fo:language="ru" fo:country="RU" fo:font-weight="normal" officeooo:paragraph-rsid="000cad7f" style:font-weight-asian="normal" style:font-weight-complex="normal"/>
    </style:style>
    <style:style style:name="P5" style:family="paragraph" style:parent-style-name="Standard"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7" style:family="paragraph" style:parent-style-name="Standard">
      <style:text-properties fo:language="ru" fo:country="RU" fo:font-weight="bold" officeooo:rsid="000cad7f" officeooo:paragraph-rsid="000cad7f" style:font-weight-asian="bold" style:font-weight-complex="bold"/>
    </style:style>
    <style:style style:name="P8" style:family="paragraph" style:parent-style-name="Standard">
      <style:text-properties fo:language="ru" fo:country="RU" fo:font-weight="bold" officeooo:paragraph-rsid="000cad7f" style:font-weight-asian="bold" style:font-weight-complex="bold"/>
    </style:style>
    <style:style style:name="P9" style:family="paragraph" style:parent-style-name="Standard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dc2300" fo:font-size="12pt" fo:language="ru" fo:country="RU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dc2300" fo:font-size="12pt" fo:language="ru" fo:country="RU" fo:font-weight="bold" style:font-size-asian="10.5pt" style:font-weight-asian="bold" style:font-size-complex="12pt" style:font-weight-complex="bold"/>
    </style:style>
    <style:style style:name="P14" style:family="paragraph" style:parent-style-name="Standard">
      <style:text-properties fo:color="#dc2300" style:font-name="Times New Roman" fo:font-size="12pt" fo:language="ru" fo:country="RU" fo:font-weight="normal" style:font-size-asian="10.5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5" style:family="paragraph" style:parent-style-name="Standard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language="ru" fo:country="RU" fo:font-weight="normal" officeooo:rsid="0009ade6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language="ru" fo:country="RU" fo:font-weight="normal" officeooo:rsid="0009ade6" officeooo:paragraph-rsid="0009ade6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language="ru" fo:country="RU" fo:font-weight="normal" officeooo:paragraph-rsid="000cad7f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language="ru" fo:country="RU" fo:font-weight="normal" officeooo:rsid="000cad7f" officeooo:paragraph-rsid="000cad7f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23" style:family="paragraph" style:parent-style-name="Standard">
      <style:text-properties style:use-window-font-color="true" fo:font-size="12pt" fo:language="ru" fo:country="RU" fo:font-weight="normal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use-window-font-color="true" fo:font-size="12pt" fo:language="ru" fo:country="RU" fo:font-weight="normal" officeooo:paragraph-rsid="000b85e2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use-window-font-color="true" fo:font-size="12pt" fo:language="ru" fo:country="RU" fo:font-weight="bold" style:font-size-asian="10.5pt" style:font-weight-asian="bold" style:font-size-complex="12pt" style:font-weight-complex="bold"/>
    </style:style>
    <style:style style:name="P26" style:family="paragraph" style:parent-style-name="Standard">
      <style:paragraph-properties>
        <style:tab-stops/>
      </style:paragraph-properties>
      <style:text-properties style:use-window-font-color="true"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>
      <style:text-properties style:use-window-font-color="true" style:font-name="Times New Roman" fo:font-size="12pt" fo:language="ru" fo:country="RU" fo:font-weight="normal" style:font-size-asian="12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28" style:family="paragraph" style:parent-style-name="Table_20_Heading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29" style:family="paragraph" style:parent-style-name="Table_20_Heading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margin-left="0.767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34" style:family="paragraph" style:parent-style-name="Standard" style:list-style-name="L1">
      <style:text-properties fo:language="ru" fo:country="RU"/>
    </style:style>
    <style:style style:name="P35" style:family="paragraph" style:parent-style-name="Standard" style:list-style-name="L6">
      <style:text-properties fo:language="ru" fo:country="RU" fo:font-weight="normal" style:font-weight-asian="normal" style:font-weight-complex="normal"/>
    </style:style>
    <style:style style:name="P36" style:family="paragraph" style:parent-style-name="Standard" style:list-style-name="L2">
      <style:text-properties fo:font-size="12pt" fo:language="ru" fo:country="RU" fo:font-weight="normal" officeooo:rsid="000cad7f" officeooo:paragraph-rsid="000cad7f" style:font-size-asian="12pt" style:font-weight-asian="normal" style:font-size-complex="12pt" style:font-weight-complex="normal"/>
    </style:style>
    <style:style style:name="P37" style:family="paragraph" style:parent-style-name="Standard" style:list-style-name="L3">
      <style:text-properties style:use-window-font-color="true" fo:font-size="12pt" fo:language="ru" fo:country="RU" fo:font-weight="normal" style:font-size-asian="10.5pt" style:font-weight-asian="normal" style:font-size-complex="12pt" style:font-weight-complex="normal"/>
    </style:style>
    <style:style style:name="P38" style:family="paragraph" style:parent-style-name="Standard" style:list-style-name="L4">
      <style:text-properties style:use-window-font-color="true" fo:font-size="12pt" fo:language="ru" fo:country="RU" fo:font-weight="normal" style:font-size-asian="10.5pt" style:font-weight-asian="normal" style:font-size-complex="12pt" style:font-weight-complex="normal"/>
    </style:style>
    <style:style style:name="P39" style:family="paragraph" style:parent-style-name="Standard" style:list-style-name="L5">
      <style:text-properties style:use-window-font-color="true" fo:font-size="12pt" fo:language="ru" fo:country="RU" fo:font-weight="normal" style:font-size-asian="10.5pt" style:font-weight-asian="normal" style:font-size-complex="12pt" style:font-weight-complex="normal"/>
    </style:style>
    <style:style style:name="T1" style:family="text">
      <style:text-properties fo:color="#dc2300"/>
    </style:style>
    <style:style style:name="T2" style:family="text">
      <style:text-properties fo:color="#dc2300" fo:font-size="12pt" style:font-size-asian="10.5pt" style:font-size-complex="12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fo:font-size="12pt" fo:font-weight="bold" officeooo:rsid="000cad7f" style:font-size-asian="12pt" style:font-weight-asian="bold" style:font-size-complex="12pt" style:font-weight-complex="bold"/>
    </style:style>
    <style:style style:name="T8" style:family="text">
      <style:text-properties officeooo:rsid="0009ade6"/>
    </style:style>
    <style:style style:name="T9" style:family="text">
      <style:text-properties officeooo:rsid="000b9c2e"/>
    </style:style>
    <style:style style:name="T10" style:family="text">
      <style:text-properties officeooo:rsid="0012664e"/>
    </style:style>
    <style:style style:name="T11" style:family="text">
      <style:text-properties officeooo:rsid="001454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Красны<text:span text:style-name="T11">`</text:span>м выделены не доработанные блоки.</text:p>
      <text:p text:style-name="P10"/>
      <text:p text:style-name="P10"/>
      <text:p text:style-name="P11">Система управления РПК. </text:p>
      <text:p text:style-name="P11">Приложение <text:span text:style-name="T9">5</text:span>. Модули. Журнал.</text:p>
      <text:p text:style-name="P1"/>
      <text:p text:style-name="P1"/>
      <text:p text:style-name="P1"/>
      <text:p text:style-name="P1"/>
      <text:p text:style-name="P1"/>
      <text:p text:style-name="P1"><text:tab/>Модуль журнал выполняет задачи :</text:p>
      <text:p text:style-name="P1"/>
      <text:list xml:id="list4538328279166729695" text:style-name="L1">
        <text:list-item>
          <text:p text:style-name="P34">прием от клиентов сообщений</text:p>
        </text:list-item>
        <text:list-item>
          <text:p text:style-name="P34">сохранение сообщений в файл</text:p>
        </text:list-item>
        <text:list-item>
          <text:p text:style-name="P34">выдача сообщений с фильтрацией и сортировкой</text:p>
        </text:list-item>
      </text:list>
      <text:p text:style-name="P2"/>
      <text:p text:style-name="P2"/>
      <text:p text:style-name="P2"><text:tab/>Файлы журнала именуются по шаблону log_{номер_файла}; номер_файла задается по маске «хххххх». Пример имени файла: log_000012. Файлы журнала размещаются в директории Data/Log. Если при старте модуля в директории Data нет директории Log, то директория Log создается. Если в директории нет ни одного файла журнала, то создается пустой файл журнала с именем «log_000001».</text:p>
      <text:p text:style-name="P2"/>
      <text:p text:style-name="P7">Типы сообщений.</text:p>
      <text:p text:style-name="P19"/>
      <text:list xml:id="list4710121399889705724" text:style-name="L2">
        <text:list-item>
          <text:p text:style-name="P36">info</text:p>
        </text:list-item>
        <text:list-item>
          <text:p text:style-name="P36">error</text:p>
        </text:list-item>
      </text:list>
      <text:p text:style-name="P19"/>
      <text:p text:style-name="P4"><text:span text:style-name="T5"><text:tab/></text:span><text:span text:style-name="T7">info</text:span></text:p>
      <text:p text:style-name="P20"/>
      <text:p text:style-name="P20"><text:tab/><text:tab/>Информационное сообщение.</text:p>
      <text:p text:style-name="P20"/>
      <text:p text:style-name="P4"><text:span text:style-name="T5"><text:tab/></text:span><text:span text:style-name="T7">error</text:span></text:p>
      <text:p text:style-name="P20"/>
      <text:p text:style-name="P20"><text:tab/><text:tab/>Сообщение об ошибке или неисправности.</text:p>
      <text:p text:style-name="P20"/>
      <text:p text:style-name="P20"/>
      <text:p text:style-name="P8">Добавление нового сообщения в файл.</text:p>
      <text:p text:style-name="P15"/>
      <text:p text:style-name="P15"><text:tab/>Из параметров запроса формируется строка message:</text:p>
      <text:p text:style-name="P15"/>
      <text:p text:style-name="P15"><text:tab/><text:tab/>message = дата + &lt;пробел&gt; + время + &lt;пробел&gt; + t + &lt;пробел&gt; + s + &lt;пробел&gt; + m + '\n'</text:p>
      <text:p text:style-name="P15"/>
      <text:p text:style-name="P15"><text:tab/><text:tab/><text:tab/>формат даты:<text:tab/><text:tab/>дд.мм.гггг</text:p>
      <text:p text:style-name="P15"><text:tab/><text:tab/><text:tab/>формат времени:<text:tab/>чч:мм::сс</text:p>
      <text:p text:style-name="P15"/>
      <text:p text:style-name="P15"><text:tab/>Далее если размер текущего файла больше, чем max_size_log_file - длина_строки(message), то создается новый файл с номером в имени равным текущему плюс один (log_00012 → log_00013). Новый файл становится текущим. В файл сохраняется строка message. <text:span text:style-name="T8">Пример строки сообщения:</text:span></text:p>
      <text:p text:style-name="P17"/>
      <text:p text:style-name="P18"><text:tab/>«31.12.2014 23:59:59 info ccb_dispatcher перезапуск модуля ccb_io»</text:p>
      <text:p text:style-name="P15"><text:tab/><text:tab/></text:p>
      <text:p text:style-name="P21">Запрос сообщений.</text:p>
      <text:p text:style-name="P15"/>
      <text:p text:style-name="P15"><text:tab/>Параметры фильтрации:</text:p>
      <text:p text:style-name="P15"/>
      <text:p text:style-name="P15"><text:soft-page-break/></text:p>
      <text:p text:style-name="P15"/>
      <text:p text:style-name="P15"/>
      <text:p text:style-name="P2"><text:span text:style-name="T3">Сайт</text:span><text:tab/></text:p>
      <text:p text:style-name="P26"/>
      <text:list xml:id="list681559956089121421" text:style-name="L3">
        <text:list-item>
          <text:p text:style-name="P37">/</text:p>
        </text:list-item>
        <text:list-item>
          <text:p text:style-name="P37">putMessage</text:p>
        </text:list-item>
        <text:list-item>
          <text:p text:style-name="P37">getMessages</text:p>
          <text:p text:style-name="P37"/>
        </text:list-item>
      </text:list>
      <text:p text:style-name="P25"><text:tab/></text:p>
      <text:p text:style-name="P25"><text:tab/><text:tab/>/</text:p>
      <text:p text:style-name="P23"/>
      <text:p text:style-name="P23"><text:tab/><text:tab/><text:tab/>Тип ресурса: виртуальный</text:p>
      <text:p text:style-name="P23"/>
      <text:p text:style-name="P23"><text:tab/><text:tab/><text:tab/>Запросы: </text:p>
      <text:p text:style-name="P23"><text:tab/><text:tab/><text:tab/><text:tab/></text:p>
      <text:p text:style-name="P23"><text:tab/><text:tab/><text:tab/><text:tab/>GET, HEAD</text:p>
      <text:p text:style-name="P23"><text:tab/><text:tab/><text:tab/><text:tab/></text:p>
      <text:p text:style-name="P23"><text:tab/><text:tab/><text:tab/>Функциональность:</text:p>
      <text:p text:style-name="P23"><text:tab/><text:tab/><text:tab/></text:p>
      <text:p text:style-name="P23"><text:tab/><text:tab/><text:tab/><text:tab/>Нет</text:p>
      <text:list xml:id="list8865736965577327172" text:style-name="L4">
        <text:list-header>
          <text:p text:style-name="P38"/>
        </text:list-header>
      </text:list>
      <text:p text:style-name="P23"><text:tab/><text:tab/><text:tab/>Ответ:</text:p>
      <text:p text:style-name="P23"/>
      <text:p text:style-name="P23"><text:tab/><text:tab/><text:tab/><text:tab/> Выдается страница журнала</text:p>
      <text:p text:style-name="P27"/>
      <text:p text:style-name="P25"><text:tab/><text:tab/>putMessage</text:p>
      <text:p text:style-name="P23"/>
      <text:p text:style-name="P23"><text:tab/><text:tab/><text:tab/>Тип ресурса: виртуальный</text:p>
      <text:p text:style-name="P23"/>
      <text:p text:style-name="P23"><text:tab/><text:tab/><text:tab/>Запросы: </text:p>
      <text:p text:style-name="P23"><text:tab/><text:tab/><text:tab/><text:tab/></text:p>
      <text:p text:style-name="P23"><text:tab/><text:tab/><text:tab/><text:tab/>POST</text:p>
      <text:p text:style-name="P23"/>
      <text:p text:style-name="P23"><text:tab/><text:tab/><text:tab/><text:tab/>Параметры запроса:</text:p>
      <text:p text:style-name="P23"/>
      <text:p text:style-name="P23"><text:tab/><text:tab/><text:tab/><text:tab/><text:tab/>t<text:tab/>-<text:tab/>тип сообщения <text:span text:style-name="T1">(error, info, ...)</text:span></text:p>
      <text:p text:style-name="P23"><text:tab/><text:tab/><text:tab/><text:tab/><text:tab/>s<text:tab/>-<text:tab/>отправитель</text:p>
      <text:p text:style-name="P23"><text:tab/><text:tab/><text:tab/><text:tab/><text:tab/>m<text:tab/>-<text:tab/>сообщение.</text:p>
      <text:p text:style-name="P23"/>
      <text:p text:style-name="P23"><text:tab/><text:tab/><text:tab/>Функциональность:</text:p>
      <text:p text:style-name="P23"><text:tab/><text:tab/><text:tab/></text:p>
      <text:p text:style-name="P23"><text:tab/><text:tab/><text:tab/><text:tab/>Проверяется длина сообщения (сумма длин всех параметров), если она превышает max_size_log_file - длина_формата_даты - длина_формата_времени - 5 (пробелы) - 1(конец строки), то сообщение не сохраняется. Иначе сообщение добавляется в текущий файл журнала.</text:p>
      <text:list xml:id="list684838107" text:continue-numbering="true" text:style-name="L4">
        <text:list-header>
          <text:p text:style-name="P38"/>
        </text:list-header>
      </text:list>
      <text:p text:style-name="P23"><text:tab/><text:tab/><text:tab/>Ответ:</text:p>
      <text:p text:style-name="P23"/>
      <text:p text:style-name="P14"><text:tab/><text:tab/><text:tab/><text:tab/>Ответ</text:p>
      <text:p text:style-name="P27"/>
      <text:p text:style-name="P27"/>
      <text:p text:style-name="P25"><text:tab/><text:tab/><text:span text:style-name="T10">s</text:span>getMessages</text:p>
      <text:p text:style-name="P23"/>
      <text:p text:style-name="P23"><text:tab/><text:tab/><text:tab/>Тип ресурса: виртуальный</text:p>
      <text:p text:style-name="P23"/>
      <text:p text:style-name="P23"><text:tab/><text:tab/><text:tab/>Запросы: </text:p>
      <text:p text:style-name="P23"><text:soft-page-break/><text:tab/><text:tab/><text:tab/><text:tab/></text:p>
      <text:p text:style-name="P23"><text:tab/><text:tab/><text:tab/><text:tab/>GET, HEAD</text:p>
      <text:p text:style-name="P23"/>
      <text:p text:style-name="P23"><text:tab/><text:tab/><text:tab/><text:tab/>Параметры запроса:</text:p>
      <text:p text:style-name="P23"/>
      <text:p text:style-name="P23"><text:tab/><text:tab/><text:tab/><text:tab/><text:tab/><text:span text:style-name="T1">ме</text:span></text:p>
      <text:p text:style-name="P23"><text:tab/><text:tab/><text:tab/><text:tab/><text:tab/></text:p>
      <text:p text:style-name="P23"><text:tab/><text:tab/><text:tab/>Функциональность:</text:p>
      <text:p text:style-name="P23"><text:tab/><text:tab/><text:tab/></text:p>
      <text:p text:style-name="P24"><text:tab/><text:tab/><text:tab/><text:tab/><text:tab/><text:span text:style-name="T1">ме</text:span></text:p>
      <text:p text:style-name="P23"/>
      <text:p text:style-name="P23"><text:tab/><text:tab/><text:tab/>Ответ:</text:p>
      <text:p text:style-name="P23"/>
      <text:list xml:id="list8205604481045210466" text:style-name="L5">
        <text:list-item>
          <text:p text:style-name="P39">по GET выдается <text:span text:style-name="T1">ме</text:span></text:p>
        </text:list-item>
        <text:list-item>
          <text:p text:style-name="P39">по HEAD выдается <text:span text:style-name="T1">ме</text:span></text:p>
        </text:list-item>
      </text:list>
      <text:p text:style-name="P27"/>
      <text:p text:style-name="P27"/>
      <text:p text:style-name="P30">Параметры запуска</text:p>
      <text:p text:style-name="P32"/>
      <text:p text:style-name="P31"><text:tab/><text:span text:style-name="T2">описание параметров запуска ввода/вывода</text:span></text:p>
      <text:p text:style-name="P33"/>
      <text:p text:style-name="P9">Файл конфигурации</text:p>
      <text:p text:style-name="P3"/>
      <text:p text:style-name="P3"><text:tab/><text:span text:style-name="T4">Элементы:</text:span></text:p>
      <text:p text:style-name="P6"/>
      <text:list xml:id="list4583916010485850313" text:style-name="L6">
        <text:list-item>
          <text:p text:style-name="P35">max_size_log_file</text:p>
        </text:list-item>
      </text:list>
      <text:p text:style-name="P5"/>
      <text:p text:style-name="P22"/>
      <text:p text:style-name="P6"><text:tab/><text:tab/><text:span text:style-name="T6">max_size_log_file</text:span></text:p>
      <text:p text:style-name="P16"/>
      <text:p text:style-name="P28"><text:tab/><text:tab/><text:tab/>Назначение:</text:p>
      <text:p text:style-name="P28"><text:tab/></text:p>
      <text:p text:style-name="P28"><text:tab/><text:tab/><text:tab/><text:tab/><text:span text:style-name="T5">задает максимальный размер в байтах файла журнала</text:span></text:p>
      <text:p text:style-name="P29"/>
      <text:p text:style-name="P28"><text:tab/><text:tab/><text:tab/>Атрибуты:</text:p>
      <text:p text:style-name="P28"/>
      <text:p text:style-name="P28"><text:tab/><text:tab/><text:tab/><text:tab/><text:span text:style-name="T5">нет</text:span></text:p>
      <text:p text:style-name="P29"/>
      <text:p text:style-name="P28"><text:tab/><text:tab/><text:tab/>Пример:</text:p>
      <text:p text:style-name="P28"><text:tab/><text:tab/></text:p>
      <text:p text:style-name="P16"><text:tab/><text:tab/><text:tab/><text:tab/>&lt;max_size_log_file&gt;1024&lt;/max_size_log_file&gt;<text:tab/></text:p>
      <text:p text:style-name="P2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5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ja </meta:initial-creator>
    <meta:creation-date>2013-03-10T02:32:36</meta:creation-date>
    <dc:date>2013-04-24T16:13:10</dc:date>
    <dc:creator>ilja </dc:creator>
    <meta:editing-duration>PT17H20M30S</meta:editing-duration>
    <meta:editing-cycles>251</meta:editing-cycles>
    <meta:generator>LibreOffice/4.0.1.2$Linux_X86_64 LibreOffice_project/84102822e3d61eb989ddd325abf1ac077904985</meta:generator>
    <meta:printed-by>ilja </meta:printed-by>
    <meta:print-date>2013-03-21T11:20:03</meta:print-date>
    <meta:document-statistic meta:table-count="0" meta:image-count="0" meta:object-count="0" meta:page-count="3" meta:paragraph-count="86" meta:word-count="312" meta:character-count="2386" meta:non-whitespace-character-count="1967"/>
  </office:meta>
</office:document-meta>
</file>